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d0ad4"/>
    </style:style>
    <style:style style:name="P2" style:family="paragraph" style:parent-style-name="Table_20_Contents">
      <style:text-properties style:font-name="Times New Roman" fo:font-weight="bold" officeooo:rsid="001a75a1" officeooo:paragraph-rsid="000d0ad4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d0ad4"/>
    </style:style>
    <style:style style:name="P4" style:family="paragraph" style:parent-style-name="Table_20_Contents">
      <style:text-properties style:font-name="Times New Roman" fo:font-size="10pt" officeooo:rsid="001a75a1" officeooo:paragraph-rsid="000d0ad4" style:font-size-asian="10pt" style:font-size-complex="10pt"/>
    </style:style>
    <style:style style:name="P5" style:family="paragraph" style:parent-style-name="Table_20_Contents">
      <style:text-properties style:font-name="Times New Roman" officeooo:paragraph-rsid="000d0ad4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0d0ad4" officeooo:paragraph-rsid="000d0ad4"/>
    </style:style>
    <style:style style:name="P7" style:family="paragraph" style:parent-style-name="Table_20_Contents">
      <style:text-properties style:font-name="Times New Roman" fo:font-size="10pt" officeooo:paragraph-rsid="000d0ad4" style:font-size-asian="10pt" style:font-size-complex="10pt"/>
    </style:style>
    <style:style style:name="P8" style:family="paragraph" style:parent-style-name="Table_20_Contents">
      <style:text-properties style:font-name="Times New Roman" officeooo:paragraph-rsid="000d0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yber Defense / Blue Teaming</text:p>
      <table:table table:name="Table1" table:style-name="Table1">
        <table:table-column table:style-name="Table1.A"/>
        <table:table-column table:style-name="Table1.B"/>
        <table:table-row table:style-name="TableLine1683789369024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7"/>
          </table:table-cell>
        </table:table-row>
        <table:table-row table:style-name="TableLine1683789371472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37893744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37893747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75008">
          <table:table-cell table:style-name="Table1.A1" office:value-type="string">
            <text:p text:style-name="P5">CISSP Certification Course – PASS the Certified Information Security Professional Exam!</text:p>
          </table:table-cell>
          <table:table-cell table:style-name="Table1.A1" office:value-type="string">
            <text:p text:style-name="P7">https://youtu.be/M1_v5HBVHWo</text:p>
          </table:table-cell>
        </table:table-row>
        <table:table-row table:style-name="TableLine16837893752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755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91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62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75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4000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64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94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56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31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81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54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73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88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39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58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43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6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69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77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26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50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67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7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72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94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67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07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42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80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83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86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9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99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02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70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78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89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834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35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  <table:table-row table:style-name="TableLine1683789393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30.655000000</meta:creation-date>
    <dc:date>2021-08-19T04:32:39.367000000</dc:date>
    <meta:editing-duration>PT3H41M13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7" meta:word-count="24" meta:character-count="188" meta:non-whitespace-character-count="170"/>
  </office:meta>
</office:document-meta>
</file>